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00ffff"/>
    </style:style>
    <style:style style:name="ce33" style:family="table-cell" style:parent-style-name="Default" style:data-style-name="N100"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6"/>
        <table:table-column table:style-name="co17" table:default-cell-style-name="ce6"/>
        <table:table-column table:style-name="co10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7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9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0"/>
          <table:table-cell table:style-name="ce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8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8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8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8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1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0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0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0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0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0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0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0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0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0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0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0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0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0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9"/>
          <table:table-cell table:style-name="ce10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0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0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0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0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0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0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0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0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0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0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0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.00.0000</text:date>, <text:time style:data-style-name="N2" text:time-value="17:06:24.63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24T17:20:48.476000000</dc:date>
    <meta:editing-duration>P3DT13H2M26S</meta:editing-duration>
    <meta:editing-cycles>1443</meta:editing-cycles>
    <meta:document-statistic meta:table-count="3" meta:cell-count="8385" meta:object-count="0"/>
  </office:meta>
</office:document-meta>
</file>